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E000002CA9E4BDE79205FC6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53cm" svg:stroke-color="#000000" draw:marker-start-width="0.727cm" draw:marker-end-width="0.727cm" draw:fill="none" draw:textarea-horizontal-align="justify" draw:textarea-vertical-align="middle" draw:auto-grow-height="false" fo:min-height="10.35cm" fo:min-width="16.8cm" fo:padding-top="0.299cm" fo:padding-bottom="0.299cm" fo:padding-left="0.424cm" fo:padding-right="0.4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159cm" svg:x="1cm" svg:y="7.77cm">
          <draw:image xlink:href="Pictures/10000000000003BE000002CA9E4BDE79205FC6C1.png" xlink:type="simple" xlink:show="embed" xlink:actuate="onLoad" loext:mime-type="image/png">
            <text:p/>
          </draw:image>
        </draw:frame>
        <draw:custom-shape draw:style-name="gr2" draw:text-style-name="P2" draw:layer="layout" svg:width="17.3cm" svg:height="10.6cm" svg:x="2.1cm" svg:y="1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3T20:08:15.631323735</dc:date>
    <meta:editing-duration>PT1M14S</meta:editing-duration>
    <meta:editing-cycles>1</meta:editing-cycles>
    <meta:document-statistic meta:object-count="2"/>
    <meta:generator>LibreOffice/6.4.7.2$Linux_X86_64 LibreOffice_project/40$Build-2</meta:generator>
  </office:meta>
</office:document-meta>
</file>